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automatic-styles>
    <style:style style:name="P1" style:family="paragraph" style:parent-style-name="Standard">
      <style:text-properties style:font-name="Segoe Script" officeooo:rsid="00024b00" officeooo:paragraph-rsid="00024b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music, a rest symbolizes a brief silence, a pause in the flow of sound. Each rest corresponds to a music note value, indicating the duration of the silence. </text:p>
      <text:p text:style-name="P1"/>
      <text:p text:style-name="P1">Music Rests of Different Values</text:p>
      <text:p text:style-name="P1"/>
      <text:p text:style-name="P1">Rests, like notes, come in different values, corresponding to the length of the pause in the music. Here are the types of rests and their corresponding symbols:</text:p>
      <text:p text:style-name="P1"/>
      <text:p text:style-name="P1">1. Whole Rest 𝄻 - Represents a silence for the duration of a whole note. It's symbolized by a small square hanging under the second line from the top of the staff.</text:p>
      <text:p text:style-name="P1"/>
      <text:p text:style-name="P1">2. Half Rest 𝄼 - Symbolizes a silence for the duration of a half note. It looks like a small square sitting on the third line from the top of the staff.</text:p>
      <text:p text:style-name="P1"/>
      <text:p text:style-name="P1">3. Quarter Rest 𝄽 - Indicates a pause for the duration of a quarter note. This rest is represented by a squiggly vertical line.</text:p>
      <text:p text:style-name="P1"/>
      <text:p text:style-name="P1">4. Eighth Rest 𝄾 - Represents a silence for the duration of an eighth note, resembling a single curved flag.</text:p>
      <text:p text:style-name="P1"/>
      <text:p text:style-name="P1">5. Sixteenth Rest 𝄿 - Corresponds to a pause as long as a sixteenth note, shown as a vertical line with two curved flags.</text:p>
      <text:p text:style-name="P1"/>
      <text:p text:style-name="P1">6. Thirty-second Rest 𝅀 - Indicates a silence for the length of a thirty-second note, depicted by a vertical line with three curved flags.</text:p>
      <text:p text:style-name="P1"/>
      <text:p text:style-name="P1">7. Sixty-fourth Rest 𝅁 - Represents a pause for the duration of a sixty-fourth note, with a vertical line and four curved flags.</text:p>
      <text:p text:style-name="P1"/>
      <text:p text:style-name="P1">8. One Hundred Twenty-eighth Rest 𝅂 - Indicates a silence for the length of a one hundred twenty-eighth note, shown as a vertical line with five curved flags.</text:p>
      <text:p text:style-name="P1"><text:soft-page-break/></text:p>
      <text:p text:style-name="P1">American English vs. British English Terms for Rests</text:p>
      <text:p text:style-name="P1"/>
      <text:p text:style-name="P1">The terminology for rests differs between American and British English:</text:p>
      <text:p text:style-name="P1">- Whole Rest (American) = Semibreve Rest (British)</text:p>
      <text:p text:style-name="P1">- Half Rest (American) = Minim Rest (British)</text:p>
      <text:p text:style-name="P1">- Quarter Rest (American) = Crotchet Rest (British)</text:p>
      <text:p text:style-name="P1">- Eighth Rest (American) = Quaver Rest (British)</text:p>
      <text:p text:style-name="P1">- Sixteenth Rest (American) = Semiquaver Rest (British)</text:p>
      <text:p text:style-name="P1">- Thirty-second Rest (American) = Demisemiquaver Rest (British)</text:p>
      <text:p text:style-name="P1">- Sixty-fourth Rest (American) = Hemidemisemiquaver Rest (British)</text:p>
      <text:p text:style-name="P1"/>
      <text:p text:style-name="P1">Dotted Rests</text:p>
      <text:p text:style-name="P1"/>
      <text:p text:style-name="P1">Dotted rests are also used in music. A dot adds half the value of the rest to its original duration. This concept is more commonly seen in modern music compositions.</text:p>
      <text:p text:style-name="P1"/>
      <text:p text:style-name="P1">Music Rests in Context</text:p>
      <text:p text:style-name="P1"/>
      <text:p text:style-name="P1">Rests are integral to music theory and composition, offering pauses and rhythmic diversity in a piece. Understanding and correctly using rests is as important as understanding musical notes.</text:p>
      <text:p text:style-name="P1"/>
      <text:p text:style-name="P1">- Music Staff: The staff consists of five parallel horizontal lines, providing the framework for musical notation, including rests.</text:p>
      <text:p text:style-name="P1">- Clefs: Different musical clefs (Treble 𝄞, Bass 𝄢, Alto 𝄡, Tenor) dictate the pitch range for notes and rests on the staff.</text:p>
      <text:p text:style-name="P1">- Note Values: Each note value (Whole 𝅝, Half 𝅗𝅥, Quarter 𝅘𝅥, etc.) has a corresponding rest, determining the duration of silence in the musi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2:26:24.734000000</meta:creation-date>
    <dc:date>2023-11-22T12:56:00.209000000</dc:date>
    <meta:editing-duration>PT29M3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7" meta:word-count="473" meta:character-count="2732" meta:non-whitespace-character-count="2285"/>
  </office:meta>
</office:document-meta>
</file>